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049a42a"/>
    </style:style>
    <style:style style:name="P38" style:family="paragraph" style:parent-style-name="Table_20_Contents">
      <style:text-properties officeooo:paragraph-rsid="004d3c50"/>
    </style:style>
    <style:style style:name="P39" style:family="paragraph" style:parent-style-name="Table_20_Contents">
      <style:text-properties officeooo:paragraph-rsid="006e8e1a"/>
    </style:style>
    <style:style style:name="P40" style:family="paragraph" style:parent-style-name="Table_20_Contents">
      <style:text-properties officeooo:paragraph-rsid="0072b850"/>
    </style:style>
    <style:style style:name="P41" style:family="paragraph" style:parent-style-name="Table_20_Contents">
      <style:text-properties officeooo:paragraph-rsid="00767c54"/>
    </style:style>
    <style:style style:name="P42" style:family="paragraph" style:parent-style-name="Table_20_Contents">
      <style:text-properties officeooo:paragraph-rsid="009375c2"/>
    </style:style>
    <style:style style:name="P43" style:family="paragraph" style:parent-style-name="Table_20_Contents">
      <style:text-properties officeooo:paragraph-rsid="00b698e2"/>
    </style:style>
    <style:style style:name="P44" style:family="paragraph" style:parent-style-name="Table_20_Contents">
      <style:text-properties officeooo:paragraph-rsid="00bfdbd1"/>
    </style:style>
    <style:style style:name="P45" style:family="paragraph" style:parent-style-name="Table_20_Contents">
      <style:text-properties officeooo:paragraph-rsid="008e3740"/>
    </style:style>
    <style:style style:name="P46" style:family="paragraph" style:parent-style-name="Table_20_Contents">
      <style:text-properties officeooo:paragraph-rsid="00d43161"/>
    </style:style>
    <style:style style:name="P47" style:family="paragraph" style:parent-style-name="Table_20_Contents">
      <style:text-properties officeooo:paragraph-rsid="00e67b40"/>
    </style:style>
    <style:style style:name="P48" style:family="paragraph" style:parent-style-name="Table_20_Contents">
      <style:text-properties officeooo:paragraph-rsid="00e75ea5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03a1440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text-properties officeooo:paragraph-rsid="017f7b3e"/>
    </style:style>
    <style:style style:name="P68" style:family="paragraph" style:parent-style-name="Table_20_Contents">
      <style:text-properties officeooo:paragraph-rsid="0188793c"/>
    </style:style>
    <style:style style:name="P69" style:family="paragraph" style:parent-style-name="Table_20_Contents">
      <style:text-properties officeooo:paragraph-rsid="0188fbf8"/>
    </style:style>
    <style:style style:name="P70" style:family="paragraph" style:parent-style-name="Table_20_Contents">
      <style:text-properties officeooo:paragraph-rsid="01924b2d"/>
    </style:style>
    <style:style style:name="P7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4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17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18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19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20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21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22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Default_20_Paragraph_20_Font"><text:span text:style-name="T117">Celestra cheatsheet – v</text:span></text:span><text:span text:style-name="Default_20_Paragraph_20_Font"><text:span text:style-name="T119">4</text:span></text:span><text:span text:style-name="Default_20_Paragraph_20_Font"><text:span text:style-name="T118">.</text:span></text:span><text:span text:style-name="Default_20_Paragraph_20_Font"><text:span text:style-name="T120">5</text:span></text:span><text:span text:style-name="Default_20_Paragraph_20_Font"><text:span text:style-name="T119">.</text:span></text:span><text:span text:style-name="Default_20_Paragraph_20_Font"><text:span text:style-name="T121">2</text:span></text:span><text:span text:style-name="Default_20_Paragraph_20_Font"><text:span text:style-name="T117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2">The </text:span></text:span><text:span text:style-name="Default_20_Paragraph_20_Font"><text:span text:style-name="T63"><text:s/>celestra </text:span></text:span><text:span text:style-name="Default_20_Paragraph_20_Font"><text:span text:style-name="T122"><text:s/>and/or the </text:span></text:span><text:span text:style-name="Default_20_Paragraph_20_Font"><text:span text:style-name="T63"><text:s/>_ </text:span></text:span><text:span text:style-name="Default_20_Paragraph_20_Font"><text:span text:style-name="T122"><text:s/>objects contain these functions, except the polyfills. Example: </text:span></text:span><text:span text:style-name="Default_20_Paragraph_20_Font"><text:span text:style-name="T63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68511885824">
          <table:table-cell table:style-name="Table1.A1" office:value-type="string">
            <text:p text:style-name="P35">Core API</text:p>
          </table:table-cell>
          <table:table-cell table:style-name="Table1.A1" office:value-type="string">
            <text:p text:style-name="P36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2668511891808">
          <table:table-cell table:style-name="Table1.A2" office:value-type="string">
            <text:p text:style-name="P63"><text:span text:style-name="Source_20_Text"><text:span text:style-name="T44">signbit(&lt;value&gt;);</text:span></text:span></text:p>
            <text:p text:style-name="P38"><text:span text:style-name="Source_20_Text"><text:span text:style-name="T26">delay(&lt;ms&gt;).then(&lt;callback&gt;);</text:span></text:span></text:p>
            <text:p text:style-name="P38"><text:span text:style-name="Source_20_Text"><text:span text:style-name="T26">inherit(&lt;subclass&gt;,&lt;superclass&gt;);</text:span></text:span></text:p>
            <text:p text:style-name="P38"><text:span text:style-name="Source_20_Text"><text:span text:style-name="T26">randomIn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38"><text:span text:style-name="Source_20_Text"><text:span text:style-name="T26">randomFloa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70"><text:span text:style-name="Source_20_Text"><text:span text:style-name="T26">randomBoolean</text:span></text:span><text:span text:style-name="Source_20_Text"><text:span text:style-name="T47">();</text:span></text:span></text:p>
            <text:p text:style-name="P70"><text:span text:style-name="Source_20_Text"><text:span text:style-name="T50">randomID([hyphens=false]);</text:span></text:span></text:p>
            <text:p text:style-name="P41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1"><text:span text:style-name="Source_20_Text"><text:span text:style-name="T26">inRange(&lt;value&gt;,&lt;min&gt;,&lt;max&gt;);</text:span></text:span></text:p>
            <text:p text:style-name="P46"><text:span text:style-name="Source_20_Text"><text:span text:style-name="T26">b64Encode(&lt;string&gt;);, b64Decode(&lt;</text:span></text:span><text:span text:style-name="Source_20_Text"><text:span text:style-name="T77">str</text:span></text:span><text:span text:style-name="Source_20_Text"><text:span text:style-name="T26">&gt;);</text:span></text:span></text:p>
            <text:p text:style-name="P38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38"><text:span text:style-name="Source_20_Text"><text:span text:style-name="T26">getUrlVars([str=location.search]);</text:span></text:span></text:p>
            <text:p text:style-name="P38"><text:span text:style-name="Source_20_Text"><text:span text:style-name="T26">obj2string(&lt;object&gt;);</text:span></text:span></text:p>
            <text:p text:style-name="P38"><text:span text:style-name="Source_20_Text"><text:span text:style-name="T26">getType(&lt;variable&gt;[,type]);</text:span></text:span></text:p>
            <text:p text:style-name="P38"><text:span text:style-name="Source_20_Text"><text:span text:style-name="T26">extend([deep,]&lt;target&gt;,&lt;source1&gt;[,srcN]);</text:span></text:span></text:p>
            <text:p text:style-name="P38"><text:span text:style-name="Source_20_Text"><text:span text:style-name="T26">deepAssign(&lt;target&gt;,&lt;source1&gt;[,srcN]);</text:span></text:span></text:p>
            <text:p text:style-name="P61"><text:span text:style-name="Source_20_Text"><text:span text:style-name="T26">sizeIn(&lt;</text:span></text:span><text:span text:style-name="Source_20_Text"><text:span text:style-name="T93">obj</text:span></text:span><text:span text:style-name="Source_20_Text"><text:span text:style-name="T26">&gt;); </text:span></text:span><text:span text:style-name="Source_20_Text"><text:span text:style-name="T62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3">obj</text:span></text:span><text:span text:style-name="Source_20_Text"><text:span text:style-name="T26">&gt;,&lt;</text:span></text:span><text:span text:style-name="Source_20_Text"><text:span text:style-name="T93">cb</text:span></text:span><text:span text:style-name="Source_20_Text"><text:span text:style-name="T26">&gt;);</text:span></text:span></text:p>
            <text:p text:style-name="P60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98">obj</text:span></text:span><text:span text:style-name="Source_20_Text"><text:span text:style-name="T26">&gt;,&lt;</text:span></text:span><text:span text:style-name="Source_20_Text"><text:span text:style-name="T98">cb</text:span></text:span><text:span text:style-name="Source_20_Text"><text:span text:style-name="T26">&gt;);, popIn(&lt;</text:span></text:span><text:span text:style-name="Source_20_Text"><text:span text:style-name="T98">obj</text:span></text:span><text:span text:style-name="Source_20_Text"><text:span text:style-name="T26">&gt;,&lt;</text:span></text:span><text:span text:style-name="Source_20_Text"><text:span text:style-name="T98">pr</text:span></text:span><text:span text:style-name="Source_20_Text"><text:span text:style-name="T26">&gt;);</text:span></text:span></text:p>
            <text:p text:style-name="P60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5">s</text:span></text:span><text:span text:style-name="Source_20_Text"><text:span text:style-name="T26">&gt;);, strCapitalize(&lt;</text:span></text:span><text:span text:style-name="Source_20_Text"><text:span text:style-name="T95">s</text:span></text:span><text:span text:style-name="Source_20_Text"><text:span text:style-name="T26">&gt;);</text:span></text:span></text:p>
            <text:p text:style-name="P38"><text:span text:style-name="Source_20_Text"><text:span text:style-name="T26">strUpFirst(&lt;</text:span></text:span><text:span text:style-name="Source_20_Text"><text:span text:style-name="T94">str</text:span></text:span><text:span text:style-name="Source_20_Text"><text:span text:style-name="T26">&gt;);, strDownFirst(&lt;</text:span></text:span><text:span text:style-name="Source_20_Text"><text:span text:style-name="T94">str</text:span></text:span><text:span text:style-name="Source_20_Text"><text:span text:style-name="T26">&gt;);</text:span></text:span></text:p>
            <text:p text:style-name="P38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68"><text:span text:style-name="Source_20_Text"><text:span text:style-name="T26">strHTMLEscape(&lt;string&gt;);</text:span></text:span></text:p>
            <text:p text:style-name="P68"><text:span text:style-name="Source_20_Text"><text:span text:style-name="T26">strHTML</text:span></text:span><text:span text:style-name="Source_20_Text"><text:span text:style-name="T45">Un</text:span></text:span><text:span text:style-name="Source_20_Text"><text:span text:style-name="T26">Escape(&lt;string&gt;);</text:span></text:span></text:p>
            <text:p text:style-name="P69"><text:span text:style-name="Source_20_Text"><text:span text:style-name="T26">strReverse(&lt;</text:span></text:span><text:span text:style-name="Source_20_Text"><text:span text:style-name="T96">str</text:span></text:span><text:span text:style-name="Source_20_Text"><text:span text:style-name="T26">&gt;);, strAt(&lt;</text:span></text:span><text:span text:style-name="Source_20_Text"><text:span text:style-name="T96">str</text:span></text:span><text:span text:style-name="Source_20_Text"><text:span text:style-name="T26">&gt;,&lt;</text:span></text:span><text:span text:style-name="Source_20_Text"><text:span text:style-name="T90">index</text:span></text:span><text:span text:style-name="Source_20_Text"><text:span text:style-name="T26">&gt;);</text:span></text:span></text:p>
            <text:p text:style-name="P38"><text:span text:style-name="Source_20_Text"><text:span text:style-name="T26">strCodePoints(&lt;string&gt;);</text:span></text:span></text:p>
            <text:p text:style-name="P38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38"><text:span text:style-name="Source_20_Text"><text:span text:style-name="T26">toFunction(&lt;</text:span></text:span><text:span text:style-name="Source_20_Text"><text:span text:style-name="T93">fn</text:span></text:span><text:span text:style-name="Source_20_Text"><text:span text:style-name="T26">&gt;);, bind(&lt;</text:span></text:span><text:span text:style-name="Source_20_Text"><text:span text:style-name="T93">fn</text:span></text:span><text:span text:style-name="Source_20_Text"><text:span text:style-name="T26">&gt;,&lt;context&gt;);</text:span></text:span></text:p>
            <text:p text:style-name="P56"><text:span text:style-name="Source_20_Text"><text:span text:style-name="T26">constant(&lt;value&gt;); </text:span></text:span><text:span text:style-name="Source_20_Text"><text:span text:style-name="T61">and</text:span></text:span><text:span text:style-name="Source_20_Text"><text:span text:style-name="T44"> </text:span></text:span><text:span text:style-name="Source_20_Text"><text:span text:style-name="T70">identity(&lt;value&gt;);</text:span></text:span></text:p>
            <text:p text:style-name="P59"><text:span text:style-name="Source_20_Text"><text:span text:style-name="T26">noop(); </text:span></text:span><text:span text:style-name="Source_20_Text"><text:span text:style-name="T59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58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3"><text:span text:style-name="Source_20_Text"><text:span text:style-name="T26">assertEq(&lt;msg&gt;,&lt;</text:span></text:span><text:span text:style-name="Source_20_Text"><text:span text:style-name="T89">v1</text:span></text:span><text:span text:style-name="Source_20_Text"><text:span text:style-name="T26">&gt;,&lt;</text:span></text:span><text:span text:style-name="Source_20_Text"><text:span text:style-name="T89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NotEq(&lt;m&gt;,&lt;</text:span></text:span><text:span text:style-name="Source_20_Text"><text:span text:style-name="T89">v1</text:span></text:span><text:span text:style-name="Source_20_Text"><text:span text:style-name="T26">&gt;,&lt;</text:span></text:span><text:span text:style-name="Source_20_Text"><text:span text:style-name="T89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True(&lt;msg&gt;,&lt;value&gt;);</text:span></text:span></text:p>
            <text:p text:style-name="P43"><text:span text:style-name="Source_20_Text"><text:span text:style-name="T26">assertFalse(&lt;msg&gt;,&lt;value&gt;);</text:span></text:span></text:p>
            <text:p text:style-name="P56"><text:span text:style-name="Source_20_Text"><text:span text:style-name="T26">noConflict(); </text:span></text:span><text:span text:style-name="Source_20_Text"><text:span text:style-name="T60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38"><text:span text:style-name="Source_20_Text"><text:span text:style-name="T26">qsa(&lt;selector&gt;[,context]).forEach(&lt;</text:span></text:span><text:span text:style-name="Source_20_Text"><text:span text:style-name="T79">cb</text:span></text:span><text:span text:style-name="Source_20_Text"><text:span text:style-name="T26">&gt;);</text:span></text:span></text:p>
            <text:p text:style-name="P38"><text:span text:style-name="Source_20_Text"><text:span text:style-name="T26">qs(&lt;selector&gt;[,context]);</text:span></text:span></text:p>
            <text:p text:style-name="P38"><text:span text:style-name="Source_20_Text"><text:span text:style-name="T26">domReady(&lt;</text:span></text:span><text:span text:style-name="Source_20_Text"><text:span text:style-name="T79">callback</text:span></text:span><text:span text:style-name="Source_20_Text"><text:span text:style-name="T26">&gt;);</text:span></text:span></text:p>
            <text:p text:style-name="P38"><text:span text:style-name="Source_20_Text"><text:span text:style-name="T26">domCreate(&lt;type&gt;[,properties[,innerHTML]]);</text:span></text:span></text:p>
            <text:p text:style-name="P38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38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4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1">]</text:span></text:span><text:span text:style-name="Source_20_Text"><text:span text:style-name="T26">);</text:span></text:span></text:p>
            <text:p text:style-name="P38"><text:span text:style-name="Source_20_Text"><text:span text:style-name="T26">domSetCSS(&lt;element&gt;,&lt;property&gt;,&lt;value&gt;);</text:span></text:span></text:p>
            <text:p text:style-name="P38"><text:span text:style-name="Source_20_Text"><text:span text:style-name="T26">domSetCSS(&lt;element&gt;,&lt;properties&gt;);</text:span></text:span></text:p>
            <text:p text:style-name="P38"><text:span text:style-name="Source_20_Text"><text:span text:style-name="T26">domFadeIn(&lt;element&gt;[,duration[,display]]);</text:span></text:span></text:p>
            <text:p text:style-name="P38"><text:span text:style-name="Source_20_Text"><text:span text:style-name="T26">domFadeOut(&lt;element&gt;[,duration]);</text:span></text:span></text:p>
            <text:p text:style-name="P38"><text:span text:style-name="Source_20_Text"><text:span text:style-name="T26">domFadeToggle(&lt;elem.&gt;[,duration[,display]]);</text:span></text:span></text:p>
            <text:p text:style-name="P56"><text:span text:style-name="Source_20_Text"><text:span text:style-name="T26">domShow(&lt;element&gt;[,display]);</text:span></text:span></text:p>
            <text:p text:style-name="P56"><text:span text:style-name="Source_20_Text"><text:span text:style-name="T26">domHide(&lt;</text:span></text:span><text:span text:style-name="Source_20_Text"><text:span text:style-name="T77">el</text:span></text:span><text:span text:style-name="Source_20_Text"><text:span text:style-name="T91">ement</text:span></text:span><text:span text:style-name="Source_20_Text"><text:span text:style-name="T26">&gt;);</text:span></text:span></text:p>
            <text:p text:style-name="P38"><text:span text:style-name="Source_20_Text"><text:span text:style-name="T26">domToggle(&lt;element&gt;[,display]);</text:span></text:span></text:p>
            <text:p text:style-name="P38"><text:span text:style-name="Source_20_Text"><text:span text:style-name="T26">domIsHidden(&lt;element&gt;);</text:span></text:span></text:p>
            <text:p text:style-name="P38"><text:span text:style-name="Source_20_Text"><text:span text:style-name="T26">domSiblings(&lt;element&gt;);</text:span></text:span></text:p>
            <text:p text:style-name="P38"><text:span text:style-name="Source_20_Text"><text:span text:style-name="T26">domSiblingsPrev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38"><text:span text:style-name="Source_20_Text"><text:span text:style-name="T26">domSiblingsNext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39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38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38"><text:span text:style-name="Source_20_Text"><text:span text:style-name="T26"/></text:span></text:p>
            <text:p text:style-name="P67"><text:span text:style-name="Source_20_Text"><text:span text:style-name="T26">importScript(&lt;script1&gt;[,scriptN]);</text:span></text:span></text:p>
            <text:p text:style-name="P67"><text:span text:style-name="Source_20_Text"><text:span text:style-name="T26">importStyle(&lt;style1&gt;[,styleN]);</text:span></text:span></text:p>
            <text:p text:style-name="P38"><text:span text:style-name="Source_20_Text"><text:span text:style-name="T26">setFullscreenOn(&lt;selector&gt; </text:span></text:span><text:span text:style-name="Source_20_Text"><text:span text:style-name="T52">or</text:span></text:span><text:span text:style-name="Source_20_Text"><text:span text:style-name="T26"> &lt;element&gt;);</text:span></text:span></text:p>
            <text:p text:style-name="P56"><text:span text:style-name="Source_20_Text"><text:span text:style-name="T26">setFullscreenOff();</text:span></text:span></text:p>
            <text:p text:style-name="P56"><text:span text:style-name="Source_20_Text"><text:span text:style-name="T26">getFullscreen();</text:span></text:span></text:p>
            <text:p text:style-name="P67"><text:span text:style-name="Source_20_Text"><text:span text:style-name="T26">form2array(&lt;form&gt;);</text:span></text:span></text:p>
            <text:p text:style-name="P67"><text:span text:style-name="Source_20_Text"><text:span text:style-name="T26">form2string(&lt;form&gt;);</text:span></text:span></text:p>
            <text:p text:style-name="P38"><text:span text:style-name="Source_20_Text"><text:span text:style-name="T26">getDoNotTrack();</text:span></text:span></text:p>
            <text:p text:style-name="P38"><text:span text:style-name="Source_20_Text"><text:span text:style-name="T26">getLocation(&lt;success&gt;[,error]);</text:span></text:span></text:p>
            <text:p text:style-name="P38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47"><text:span text:style-name="Source_20_Text"><text:span text:style-name="T26">isMap(&lt;</text:span></text:span><text:span text:style-name="Source_20_Text"><text:span text:style-name="T76">v</text:span></text:span><text:span text:style-name="Source_20_Text"><text:span text:style-name="T92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Map(&lt;</text:span></text:span><text:span text:style-name="Source_20_Text"><text:span text:style-name="T76">v</text:span></text:span><text:span text:style-name="Source_20_Text"><text:span text:style-name="T26">&gt;);</text:span></text:span></text:p>
            <text:p text:style-name="P47"><text:span text:style-name="Source_20_Text"><text:span text:style-name="T26">isSet(&lt;</text:span></text:span><text:span text:style-name="Source_20_Text"><text:span text:style-name="T76">v</text:span></text:span><text:span text:style-name="Source_20_Text"><text:span text:style-name="T92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Set(&lt;</text:span></text:span><text:span text:style-name="Source_20_Text"><text:span text:style-name="T76">v</text:span></text:span><text:span text:style-name="Source_20_Text"><text:span text:style-name="T26">&gt;);</text:span></text:span></text:p>
            <text:p text:style-name="P58"><text:span text:style-name="Source_20_Text"><text:span text:style-name="T26">isNumber(&lt;</text:span></text:span><text:span text:style-name="Source_20_Text"><text:span text:style-name="T88">v</text:span></text:span><text:span text:style-name="Source_20_Text"><text:span text:style-name="T26">&gt;); <text:s/></text:span></text:span><text:span text:style-name="Source_20_Text"><text:span text:style-name="T57">and</text:span></text:span><text:span text:style-name="Source_20_Text"><text:span text:style-name="T26"> isNumeric(&lt;</text:span></text:span><text:span text:style-name="Source_20_Text"><text:span text:style-name="T88">v</text:span></text:span><text:span text:style-name="Source_20_Text"><text:span text:style-name="T26">&gt;);</text:span></text:span></text:p>
            <text:p text:style-name="P58"><text:span text:style-name="Source_20_Text"><text:span text:style-name="T26">isFloat(&lt;</text:span></text:span><text:span text:style-name="Source_20_Text"><text:span text:style-name="T88">v</text:span></text:span><text:span text:style-name="Source_20_Text"><text:span text:style-name="T26">&gt;); <text:s text:c="2"/></text:span></text:span><text:span text:style-name="Source_20_Text"><text:span text:style-name="T57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88">v</text:span></text:span><text:span text:style-name="Source_20_Text"><text:span text:style-name="T26">&gt;);</text:span></text:span></text:p>
            <text:p text:style-name="P42"><text:span text:style-name="Source_20_Text"><text:span text:style-name="T26">isString(&lt;</text:span></text:span><text:span text:style-name="Source_20_Text"><text:span text:style-name="T78">v</text:span></text:span><text:span text:style-name="Source_20_Text"><text:span text:style-name="T26">&gt;); </text:span></text:span><text:span text:style-name="Source_20_Text"><text:span text:style-name="T52"><text:s/></text:span></text:span><text:span text:style-name="Source_20_Text"><text:span text:style-name="T54">and </text:span></text:span><text:span text:style-name="Source_20_Text"><text:span text:style-name="T26">isChar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47"><text:span text:style-name="Source_20_Text"><text:span text:style-name="T26">isDate(&lt;</text:span></text:span><text:span text:style-name="Source_20_Text"><text:span text:style-name="T81">v</text:span></text:span><text:span text:style-name="Source_20_Text"><text:span text:style-name="T26">&gt;); <text:s text:c="3"/></text:span></text:span><text:span text:style-name="Source_20_Text"><text:span text:style-name="T55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0">v</text:span></text:span><text:span text:style-name="Source_20_Text"><text:span text:style-name="T26">&gt;);</text:span></text:span></text:p>
            <text:p text:style-name="P55"><text:span text:style-name="Source_20_Text"><text:span text:style-name="T26">isRegexp(&lt;</text:span></text:span><text:span text:style-name="Source_20_Text"><text:span text:style-name="T82">v</text:span></text:span><text:span text:style-name="Source_20_Text"><text:span text:style-name="T26">&gt;); <text:s/></text:span></text:span><text:span text:style-name="Source_20_Text"><text:span text:style-name="T56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7"><text:span text:style-name="Source_20_Text"><text:span text:style-name="T26">isElement(&lt;</text:span></text:span><text:span text:style-name="Source_20_Text"><text:span text:style-name="T87">v</text:span></text:span><text:span text:style-name="Source_20_Text"><text:span text:style-name="T26">&gt;); </text:span></text:span><text:span text:style-name="Source_20_Text"><text:span text:style-name="T56">and </text:span></text:span><text:span text:style-name="Source_20_Text"><text:span text:style-name="T26">isObject(&lt;</text:span></text:span><text:span text:style-name="Source_20_Text"><text:span text:style-name="T87">v</text:span></text:span><text:span text:style-name="Source_20_Text"><text:span text:style-name="T26">&gt;);</text:span></text:span></text:p>
            <text:p text:style-name="P57"><text:span text:style-name="Source_20_Text"><text:span text:style-name="T26">isNull(&lt;</text:span></text:span><text:span text:style-name="Source_20_Text"><text:span text:style-name="T84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7"><text:span text:style-name="Source_20_Text"><text:span text:style-name="T26">isUndefined(&lt;</text:span></text:span><text:span text:style-name="Source_20_Text"><text:span text:style-name="T84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5"><text:span text:style-name="Source_20_Text"><text:span text:style-name="T26">isNullOrUndefined(&lt;</text:span></text:span><text:span text:style-name="Source_20_Text"><text:span text:style-name="T83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5"><text:span text:style-name="Source_20_Text"><text:span text:style-name="T26">isNil(&lt;</text:span></text:span><text:span text:style-name="Source_20_Text"><text:span text:style-name="T83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5"><text:span text:style-name="Source_20_Text"><text:span text:style-name="T26">isPlainObject(&lt;value&gt;);</text:span></text:span></text:p>
            <text:p text:style-name="P52"><text:span text:style-name="Source_20_Text"><text:span text:style-name="T26">isFunction(&lt;value&gt;);</text:span></text:span></text:p>
            <text:p text:style-name="P57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5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7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5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53"><text:span text:style-name="Source_20_Text"><text:span text:style-name="T26">isDataView(&lt;value&gt;);</text:span></text:span></text:p>
            <text:p text:style-name="P57"><text:span text:style-name="Source_20_Text"><text:span text:style-name="T26">isBoolean(&lt;</text:span></text:span><text:span text:style-name="Source_20_Text"><text:span text:style-name="T86">v</text:span></text:span><text:span text:style-name="Source_20_Text"><text:span text:style-name="T87">alue</text:span></text:span><text:span text:style-name="Source_20_Text"><text:span text:style-name="T26">&gt;);</text:span></text:span></text:p>
            <text:p text:style-name="P40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58"><text:span text:style-name="Source_20_Text"><text:span text:style-name="T26">isIterator(&lt;</text:span></text:span><text:span text:style-name="Source_20_Text"><text:span text:style-name="T97">v</text:span></text:span><text:span text:style-name="Source_20_Text"><text:span text:style-name="T26">&gt;);, isIterable(&lt;</text:span></text:span><text:span text:style-name="Source_20_Text"><text:span text:style-name="T97">v</text:span></text:span><text:span text:style-name="Source_20_Text"><text:span text:style-name="T26">&gt;);</text:span></text:span></text:p>
            <text:p text:style-name="P45"><text:span text:style-name="Source_20_Text"><text:span text:style-name="T26">isPromise(&lt;value&gt;);</text:span></text:span></text:p>
            <text:p text:style-name="P57"><text:span text:style-name="Source_20_Text"><text:span text:style-name="T26">isEmptyObject(&lt;value&gt;);</text:span></text:span></text:p>
            <text:p text:style-name="P57"><text:span text:style-name="Source_20_Text"><text:span text:style-name="T26">isEmptyArray(&lt;value&gt;);</text:span></text:span></text:p>
            <text:p text:style-name="P57"><text:span text:style-name="Source_20_Text"><text:span text:style-name="T26">isEmptyMap(&lt;value&gt;);</text:span></text:span></text:p>
            <text:p text:style-name="P57"><text:span text:style-name="Source_20_Text"><text:span text:style-name="T26">isEmptySet(&lt;value&gt;);</text:span></text:span></text:p>
            <text:p text:style-name="P57"><text:span text:style-name="Source_20_Text"><text:span text:style-name="T26">isEmptyIterator(&lt;value&gt;);</text:span></text:span></text:p>
            <text:p text:style-name="P56"><text:span text:style-name="Source_20_Text"><text:span text:style-name="T26">isSameObject(&lt;object1&gt;,&lt;object2&gt;);</text:span></text:span></text:p>
            <text:p text:style-name="P56"><text:span text:style-name="Source_20_Text"><text:span text:style-name="T26">isSameArray(&lt;array1&gt;,&lt;array2&gt;);</text:span></text:span></text:p>
            <text:p text:style-name="P56"><text:span text:style-name="Source_20_Text"><text:span text:style-name="T26">isSameMap(&lt;map1&gt;,&lt;map2&gt;);</text:span></text:span></text:p>
            <text:p text:style-name="P56"><text:span text:style-name="Source_20_Text"><text:span text:style-name="T26">isSameSet(&lt;set&gt;,&lt;set2&gt;);</text:span></text:span></text:p>
            <text:p text:style-name="P56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4">AJAX and CORS</text:p>
          </table:table-cell>
          <table:covered-table-cell/>
          <table:covered-table-cell/>
        </table:table-row>
        <table:table-row table:style-name="TableLine2668511882560">
          <table:table-cell table:style-name="Table1.A4" table:number-columns-spanned="3" office:value-type="string">
            <text:p text:style-name="P37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37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2">string</text:span></text:span><text:span text:style-name="Source_20_Text"><text:span text:style-name="T26">, data: </text:span></text:span><text:span text:style-name="Source_20_Text"><text:span text:style-name="T52">string</text:span></text:span><text:span text:style-name="Source_20_Text"><text:span text:style-name="T26">, queryType: </text:span></text:span><text:span text:style-name="Source_20_Text"><text:span text:style-name="T52">*"ajax"/"cors"</text:span></text:span><text:span text:style-name="Source_20_Text"><text:span text:style-name="T26">, type: </text:span></text:span><text:span text:style-name="Source_20_Text"><text:span text:style-name="T52">*"get"/"post"</text:span></text:span><text:span text:style-name="Source_20_Text"><text:span text:style-name="T26">, success: </text:span></text:span><text:span text:style-name="Source_20_Text"><text:span text:style-name="T52">function</text:span></text:span><text:span text:style-name="Source_20_Text"><text:span text:style-name="T26">, error: </text:span></text:span><text:span text:style-name="Source_20_Text"><text:span text:style-name="T52">function</text:span></text:span><text:span text:style-name="Source_20_Text"><text:span text:style-name="T26">, format: </text:span></text:span><text:span text:style-name="Source_20_Text"><text:span text:style-name="T52">*"text"/"json"/"xml"</text:span></text:span><text:span text:style-name="Source_20_Text"><text:span text:style-name="T26">, user: </text:span></text:span><text:span text:style-name="Source_20_Text"><text:span text:style-name="T52">string</text:span></text:span><text:span text:style-name="Source_20_Text"><text:span text:style-name="T26">, password: </text:span></text:span><text:span text:style-name="Source_20_Text"><text:span text:style-name="T52">string</text:span></text:span></text:p>
          </table:table-cell>
          <table:covered-table-cell/>
          <table:covered-table-cell/>
        </table:table-row>
      </table:table>
      <text:p text:style-name="P73"/>
      <text:p text:style-name="P7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01">Collections</text:span></text:span></text:p>
          </table:table-cell>
          <table:covered-table-cell/>
          <table:table-cell table:style-name="Table4.C1" office:value-type="string">
            <text:p text:style-name="P32">Polyfills</text:p>
          </table:table-cell>
        </table:table-row>
        <table:table-row table:style-name="TableLine2668511895616">
          <table:table-cell table:style-name="Table4.A4" table:number-rows-spanned="3" office:value-type="string">
            <text:p text:style-name="P21"><text:span text:style-name="Source_20_Text"><text:span text:style-name="T102">arrayMerge([</text:span></text:span><text:span text:style-name="Source_20_Text"><text:span text:style-name="T116">flat=false</text:span></text:span><text:span text:style-name="Source_20_Text"><text:span text:style-name="T102">,]&lt;targe</text:span></text:span><text:span text:style-name="Source_20_Text"><text:span text:style-name="T109">t</text:span></text:span><text:span text:style-name="Source_20_Text"><text:span text:style-name="T102">&gt;,&lt;s</text:span></text:span><text:span text:style-name="Source_20_Text"><text:span text:style-name="T109">r</text:span></text:span><text:span text:style-name="Source_20_Text"><text:span text:style-name="T102">c1&gt;[,</text:span></text:span><text:span text:style-name="Source_20_Text"><text:span text:style-name="T109">sr</text:span></text:span><text:span text:style-name="Source_20_Text"><text:span text:style-name="T102">N]);</text:span></text:span></text:p>
            <text:p text:style-name="P25"><text:span text:style-name="Source_20_Text"><text:span text:style-name="T102">arrayUnique(&lt;collection&gt;);</text:span></text:span></text:p>
            <text:p text:style-name="P25"><text:span text:style-name="Source_20_Text"><text:span text:style-name="T113">arrayAdd</text:span></text:span><text:span text:style-name="Source_20_Text"><text:span text:style-name="T102">(&lt;array&gt;,&lt;value&gt;);</text:span></text:span></text:p>
            <text:p text:style-name="P25"><text:span text:style-name="Source_20_Text"><text:span text:style-name="T102">arrayClear(&lt;array&gt;); </text:span></text:span></text:p>
            <text:p text:style-name="P25"><text:span text:style-name="Source_20_Text"><text:span text:style-name="T110">arrayRemove(&lt;array&gt;,&lt;value&gt;[,all</text:span></text:span><text:span text:style-name="Source_20_Text"><text:span text:style-name="T114">=false</text:span></text:span><text:span text:style-name="Source_20_Text"><text:span text:style-name="T110">]);</text:span></text:span></text:p>
            <text:p text:style-name="P31"><text:span text:style-name="Source_20_Text"><text:span text:style-name="T110">arrayRemove</text:span></text:span><text:span text:style-name="Source_20_Text"><text:span text:style-name="T115">By</text:span></text:span><text:span text:style-name="Source_20_Text"><text:span text:style-name="T110">(&lt;array&gt;,&lt;</text:span></text:span><text:span text:style-name="Source_20_Text"><text:span text:style-name="T115">callback</text:span></text:span><text:span text:style-name="Source_20_Text"><text:span text:style-name="T110">&gt;[,all</text:span></text:span><text:span text:style-name="Source_20_Text"><text:span text:style-name="T114">=false</text:span></text:span><text:span text:style-name="Source_20_Text"><text:span text:style-name="T110">]);</text:span></text:span></text:p>
            <text:p text:style-name="P49"><text:span text:style-name="Source_20_Text"><text:span text:style-name="T64">arrayRange([start=0[,end=100[,step=1]]]);</text:span></text:span></text:p>
            <text:p text:style-name="P5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5">iterRange([start=0[,step=1[,end=Infinity]]]);</text:span></text:span></text:p>
            <text:p text:style-name="P4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8"><text:span text:style-name="Source_20_Text"><text:span text:style-name="T4">arrayUnion(&lt;collection1&gt;[,collectionN]);</text:span></text:span></text:p>
            <text:p text:style-name="P48"><text:span text:style-name="Source_20_Text"><text:span text:style-name="T4">arrayIntersection(&lt;collection1&gt;,&lt;collection2&gt;);</text:span></text:span></text:p>
            <text:p text:style-name="P48"><text:span text:style-name="Source_20_Text"><text:span text:style-name="T4">arrayDifference(&lt;collection1&gt;,&lt;collection2&gt;);</text:span></text:span></text:p>
            <text:p text:style-name="P4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8"><text:span text:style-name="Source_20_Text"><text:span text:style-name="T4">setUnion(&lt;collection1&gt;[,collectionN]);</text:span></text:span></text:p>
            <text:p text:style-name="P48"><text:span text:style-name="Source_20_Text"><text:span text:style-name="T4">setIntersection(&lt;set1&gt;,&lt;set2&gt;);</text:span></text:span></text:p>
            <text:p text:style-name="P48"><text:span text:style-name="Source_20_Text"><text:span text:style-name="T4">setDifference(&lt;set1&gt;,&lt;set2&gt;);</text:span></text:span></text:p>
            <text:p text:style-name="P23"><text:span text:style-name="Source_20_Text"><text:span text:style-name="T102">setSymmetricDifference(&lt;set1&gt;,&lt;set2&gt;);</text:span></text:span></text:p>
            <text:p text:style-name="P48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50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1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9"><text:span text:style-name="Source_20_Text"><text:span text:style-name="T65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5"><text:span text:style-name="Source_20_Text"><text:span text:style-name="T106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99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00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6"><text:span text:style-name="Source_20_Text"><text:span text:style-name="T68">p</text:span></text:span><text:span text:style-name="Source_20_Text"><text:span text:style-name="T69">artition(&lt;collection&gt;,&lt;</text:span></text:span><text:span text:style-name="Source_20_Text"><text:span text:style-name="T73">c</text:span></text:span><text:span text:style-name="Source_20_Text"><text:span text:style-name="T74">all</text:span></text:span><text:span text:style-name="Source_20_Text"><text:span text:style-name="T73">b</text:span></text:span><text:span text:style-name="Source_20_Text"><text:span text:style-name="T74">ack</text:span></text:span><text:span text:style-name="Source_20_Text"><text:span text:style-name="T69">&gt;);</text:span></text:span></text:p>
            <text:p text:style-name="P30"><text:span text:style-name="Source_20_Text"><text:span text:style-name="T112">g</text:span></text:span><text:span text:style-name="Source_20_Text"><text:span text:style-name="T111">roupBy(&lt;collection&gt;,&lt;callback&gt;);</text:span></text:span></text:p>
            <text:p text:style-name="P26"><text:span text:style-name="Source_20_Text"><text:span text:style-name="T102">min(&lt;collection&gt;);</text:span></text:span></text:p>
            <text:p text:style-name="P16"><text:span text:style-name="Source_20_Text"><text:span text:style-name="T13">max(&lt;collection&gt;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5"><text:span text:style-name="Source_20_Text"><text:span text:style-name="T4">zip(&lt;collection1&gt;[,collectionN]);</text:span></text:span></text:p>
            <text:p text:style-name="P17"><text:span text:style-name="Source_20_Text"><text:span text:style-name="T67">unzip(&lt;collection&gt;);</text:span></text:span></text:p>
            <text:p text:style-name="P17"><text:span text:style-name="Source_20_Text"><text:span text:style-name="T67">zipObj(&lt;collection1&gt;,&lt;collection2&gt;);</text:span></text:span></text:p>
            <text:p text:style-name="P64"><text:span text:style-name="Source_20_Text"><text:span text:style-name="T4">item(&lt;collection&gt;,&lt;index&gt;);</text:span></text:span></text:p>
            <text:p text:style-name="P65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6">head(&lt;collection&gt;);</text:span></text:span></text:p>
            <text:p text:style-name="P14"><text:span text:style-name="Source_20_Text"><text:span text:style-name="T102">last(&lt;collec</text:span></text:span><text:span text:style-name="Source_20_Text"><text:span text:style-name="T105">tion</text:span></text:span><text:span text:style-name="Source_20_Text"><text:span text:style-name="T102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6">join(&lt;collection&gt;[,separator</text:span></text:span><text:span text:style-name="Source_20_Text"><text:span text:style-name="T107">=","</text:span></text:span><text:span text:style-name="Source_20_Text"><text:span text:style-name="T106">]);</text:span></text:span></text:p>
          </table:table-cell>
          <table:table-cell table:style-name="Table4.C2" office:value-type="string">
            <text:p text:style-name="P21"><text:span text:style-name="Source_20_Text"><text:span text:style-name="T102"/></text:span></text:p>
            <text:p text:style-name="P27"><text:span text:style-name="Source_20_Text"><text:span text:style-name="T102">Array.prototype.at();</text:span></text:span></text:p>
            <text:p text:style-name="P27"><text:span text:style-name="Source_20_Text"><text:span text:style-name="T102">Array.prototype.findLast();</text:span></text:span></text:p>
            <text:p text:style-name="P27"><text:span text:style-name="Source_20_Text"><text:span text:style-name="T102">Array.prototype.findLast</text:span></text:span><text:span text:style-name="Source_20_Text"><text:span text:style-name="T108">Index</text:span></text:span><text:span text:style-name="Source_20_Text"><text:span text:style-name="T102">();</text:span></text:span></text:p>
            <text:p text:style-name="P27"><text:span text:style-name="Source_20_Text"><text:span text:style-name="T102">Array.prototype.flat();</text:span></text:span></text:p>
            <text:p text:style-name="P21"><text:span text:style-name="Source_20_Text"><text:span text:style-name="T102">Array.prototype.flatMap();</text:span></text:span></text:p>
            <text:p text:style-name="P24"><text:span text:style-name="Source_20_Text"><text:span text:style-name="T102"/></text:span></text:p>
            <text:p text:style-name="P24"><text:span text:style-name="Source_20_Text"><text:span text:style-name="T102">globalThis;</text:span></text:span></text:p>
            <text:p text:style-name="P24"><text:span text:style-name="Source_20_Text"><text:span text:style-name="T102"/></text:span></text:p>
            <text:p text:style-name="P24"><text:span text:style-name="Source_20_Text"><text:span text:style-name="T102">Object.fromEntries();</text:span></text:span></text:p>
            <text:p text:style-name="P24"><text:span text:style-name="Source_20_Text"><text:span text:style-name="T104">Object.hasOwn();</text:span></text:span></text:p>
            <text:p text:style-name="P24"><text:span text:style-name="Source_20_Text"><text:span text:style-name="T102"/></text:span></text:p>
            <text:p text:style-name="P29"><text:span text:style-name="Source_20_Text"><text:span text:style-name="T102">String.prototype.at();</text:span></text:span></text:p>
            <text:p text:style-name="P24"><text:span text:style-name="Source_20_Text"><text:span text:style-name="T102">String.prototype.matchAll();</text:span></text:span></text:p>
            <text:p text:style-name="P24"><text:span text:style-name="Source_20_Text"><text:span text:style-name="T102">String.prototype.padStart();</text:span></text:span></text:p>
            <text:p text:style-name="P24"><text:span text:style-name="Source_20_Text"><text:span text:style-name="T102">String.prototype.padEnd();</text:span></text:span></text:p>
            <text:p text:style-name="P24"><text:span text:style-name="Source_20_Text"><text:span text:style-name="T102">String.prototype.replaceAll();</text:span></text:span></text:p>
            <text:p text:style-name="P24"><text:span text:style-name="Source_20_Text"><text:span text:style-name="T102">String.prototype.trimStart();</text:span></text:span></text:p>
            <text:p text:style-name="P21"><text:span text:style-name="Source_20_Text"><text:span text:style-name="T102">String.prototype.trimLeft();</text:span></text:span></text:p>
            <text:p text:style-name="P21"><text:span text:style-name="Source_20_Text"><text:span text:style-name="T102">String.prototype.trimEnd();</text:span></text:span></text:p>
            <text:p text:style-name="P21"><text:span text:style-name="Source_20_Text"><text:span text:style-name="T102">String.prototype.trimRight();</text:span></text:span></text:p>
            <text:p text:style-name="P21"><text:span text:style-name="Source_20_Text"><text:span text:style-name="T102"/></text:span></text:p>
            <text:p text:style-name="P29"><text:span text:style-name="Source_20_Text"><text:span text:style-name="T102">TypedArray.prototype.at();</text:span></text:span></text:p>
            <text:p text:style-name="P28"><text:span text:style-name="Source_20_Text"><text:span text:style-name="T102">TypedArray.prototype.findLast();</text:span></text:span></text:p>
            <text:p text:style-name="P28"><text:span text:style-name="Source_20_Text"><text:span text:style-name="T102">TypedArray.prototype.findLast</text:span></text:span><text:span text:style-name="Source_20_Text"><text:span text:style-name="T108">Index</text:span></text:span><text:span text:style-name="Source_20_Text"><text:span text:style-name="T102">();</text:span></text:span></text:p>
            <text:p text:style-name="P21"><text:span text:style-name="Source_20_Text"><text:span text:style-name="T102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3"><text:span text:style-name="T123">Non-standard p</text:span>olyfills</text:p>
          </table:table-cell>
        </table:table-row>
        <table:table-row table:style-name="TableLine2668511885552">
          <table:covered-table-cell/>
          <table:covered-table-cell/>
          <table:table-cell table:style-name="Table4.C4" office:value-type="string">
            <text:p text:style-name="P22"><text:span text:style-name="Source_20_Text"><text:span text:style-name="T102"/></text:span></text:p>
            <text:p text:style-name="P22"><text:span text:style-name="Source_20_Text"><text:span text:style-name="T102">BigInt.prototype.toJSON();</text:span></text:span></text:p>
            <text:p text:style-name="P24"><text:span text:style-name="Source_20_Text"><text:span text:style-name="T103">window.A</text:span></text:span><text:span text:style-name="Source_20_Text"><text:span text:style-name="T102">syncFunction</text:span></text:span><text:span text:style-name="Source_20_Text"><text:span text:style-name="T103">();</text:span></text:span></text:p>
            <text:p text:style-name="P24"><text:span text:style-name="Source_20_Text"><text:span text:style-name="T102">window.GeneratorFunction();</text:span></text:span></text:p>
            <text:p text:style-name="P22"><text:span text:style-name="Source_20_Text"><text:span text:style-name="T103"/></text:span></text:p>
          </table:table-cell>
        </table:table-row>
        <table:table-row table:style-name="TableLine2668511886368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668511889632">
          <table:table-cell table:style-name="Table4.A6" table:number-columns-spanned="3" office:value-type="string">
            <text:p text:style-name="P54"><text:span text:style-name="Source_20_Text"><text:span text:style-name="T26">getCookie([name]);, hasCookie(&lt;name&gt;);, </text:span></text:span></text:p>
            <text:p text:style-name="P54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2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4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2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4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75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2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9-08T13:31:06.924000000</dc:date>
    <meta:print-date>2019-08-23T14:41:00Z</meta:print-date>
    <meta:editing-cycles>638</meta:editing-cycles>
    <meta:editing-duration>PT12H31M34S</meta:editing-duration>
    <meta:document-statistic meta:table-count="2" meta:image-count="0" meta:object-count="0" meta:page-count="2" meta:paragraph-count="206" meta:word-count="301" meta:character-count="6572" meta:non-whitespace-character-count="6455"/>
    <meta:template xlink:type="simple" xlink:actuate="onRequest" xlink:title="" xlink:href="Normal.dotm"/>
  </office:meta>
</office:document-meta>
</file>